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4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size="11pt" style:font-size-asian="11pt" style:font-size-complex="11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ext-properties fo:color="#0000ff" fo:font-size="11pt" style:font-size-asian="11pt" style:font-size-complex="11pt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0000ff" style:font-name="Ubuntu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7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04.42mm" svg:y="100.34mm">
            <loext:p draw:notify-on-update-of-ranges="Hoja1.B23:Hoja1.D23 Hoja1.A25:Hoja1.A25 Hoja1.B25:Hoja1.D25 Hoja1.A24:Hoja1.A24 Hoja1.B24:Hoja1.D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<text:s/>Intel(R) Core(TM) i7-7700HQ CPU @ 2.80GHz</text:p>
          </table:table-cell>
          <table:table-cell table:style-name="ce3" table:number-columns-repeated="2"/>
          <table:table-cell table:style-name="ce5"/>
          <table:table-cell table:style-name="ce4" office:value-type="string" calcext:value-type="string">
            <text:p>gcc -m32 -O3 <text:s/>pop_count.c -o popcount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cache size : 6144 KB</text:p>
          </table:table-cell>
          <table:table-cell table:style-name="ce3"/>
          <table:table-cell table:style-name="ce4"/>
          <table:table-cell table:style-name="ce5"/>
          <table:table-cell table:style-name="ce6" office:value-type="string" calcext:value-type="string">
            <text:p>for (( i=0;i&lt;11;i++ ));do echo $i; ./popcount; done | pr -11 -l 20 -w 8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 table:number-columns-repeated="2"/>
          <table:table-cell table:style-name="ce4" office:value-type="string" calcext:value-type="string">
            <text:p>Hacemos 11 mediciones porque la primera siempre sale mal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Parity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Optimizacion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73863" calcext:value-type="float">
            <text:p>73863</text:p>
          </table:table-cell>
          <table:table-cell office:value-type="float" office:value="68020" calcext:value-type="float">
            <text:p>68020</text:p>
          </table:table-cell>
          <table:table-cell office:value-type="float" office:value="70777" calcext:value-type="float">
            <text:p>70777</text:p>
          </table:table-cell>
          <table:table-cell office:value-type="float" office:value="68461" calcext:value-type="float">
            <text:p>68461</text:p>
          </table:table-cell>
          <table:table-cell office:value-type="float" office:value="71506" calcext:value-type="float">
            <text:p>71506</text:p>
          </table:table-cell>
          <table:table-cell office:value-type="float" office:value="68806" calcext:value-type="float">
            <text:p>68806</text:p>
          </table:table-cell>
          <table:table-cell office:value-type="float" office:value="68226" calcext:value-type="float">
            <text:p>68226</text:p>
          </table:table-cell>
          <table:table-cell office:value-type="float" office:value="67991" calcext:value-type="float">
            <text:p>67991</text:p>
          </table:table-cell>
          <table:table-cell office:value-type="float" office:value="69376" calcext:value-type="float">
            <text:p>69376</text:p>
          </table:table-cell>
          <table:table-cell office:value-type="float" office:value="69890" calcext:value-type="float">
            <text:p>69890</text:p>
          </table:table-cell>
          <table:table-cell office:value-type="float" office:value="67967" calcext:value-type="float">
            <text:p>67967</text:p>
          </table:table-cell>
          <table:table-cell table:formula="of:=GEOMEAN([.C6:.L6])" office:value-type="float" office:value="69091.7916718918" calcext:value-type="float">
            <text:p>69091,7916718918</text:p>
          </table:table-cell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37092" calcext:value-type="float">
            <text:p>37092</text:p>
          </table:table-cell>
          <table:table-cell office:value-type="float" office:value="35564" calcext:value-type="float">
            <text:p>35564</text:p>
          </table:table-cell>
          <table:table-cell office:value-type="float" office:value="36662" calcext:value-type="float">
            <text:p>36662</text:p>
          </table:table-cell>
          <table:table-cell office:value-type="float" office:value="38997" calcext:value-type="float">
            <text:p>38997</text:p>
          </table:table-cell>
          <table:table-cell office:value-type="float" office:value="37232" calcext:value-type="float">
            <text:p>37232</text:p>
          </table:table-cell>
          <table:table-cell office:value-type="float" office:value="38479" calcext:value-type="float">
            <text:p>38479</text:p>
          </table:table-cell>
          <table:table-cell office:value-type="float" office:value="35349" calcext:value-type="float">
            <text:p>35349</text:p>
          </table:table-cell>
          <table:table-cell office:value-type="float" office:value="39578" calcext:value-type="float">
            <text:p>39578</text:p>
          </table:table-cell>
          <table:table-cell office:value-type="float" office:value="38036" calcext:value-type="float">
            <text:p>38036</text:p>
          </table:table-cell>
          <table:table-cell office:value-type="float" office:value="36594" calcext:value-type="float">
            <text:p>36594</text:p>
          </table:table-cell>
          <table:table-cell office:value-type="float" office:value="35997" calcext:value-type="float">
            <text:p>35997</text:p>
          </table:table-cell>
          <table:table-cell table:formula="of:=GEOMEAN([.C7:.L7])" office:value-type="float" office:value="37222.8832644275" calcext:value-type="float">
            <text:p>37222,8832644275</text:p>
          </table:table-cell>
        </table:table-row>
        <table:table-row table:style-name="ro2">
          <table:table-cell office:value-type="string" calcext:value-type="string">
            <text:p>popcount3</text:p>
          </table:table-cell>
          <table:table-cell table:number-columns-repeated="11"/>
          <table:table-cell table:formula="of:=GEOMEAN([.C8:.L8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4</text:p>
          </table:table-cell>
          <table:table-cell table:number-columns-repeated="11"/>
          <table:table-cell table:formula="of:=GEOMEAN([.C9:.L9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5</text:p>
          </table:table-cell>
          <table:table-cell table:number-columns-repeated="11"/>
          <table:table-cell table:formula="of:=GEOMEAN([.C10:.L10])" office:value-type="string" office:string-value="" calcext:value-type="error">
            <text:p>#VALOR!</text:p>
          </table:table-cell>
        </table:table-row>
        <table:table-row table:style-name="ro2">
          <table:table-cell table:style-name="ce2" office:value-type="string" calcext:value-type="string">
            <text:p>Optimizacion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36665" calcext:value-type="float">
            <text:p>36665</text:p>
          </table:table-cell>
          <table:table-cell office:value-type="float" office:value="13104" calcext:value-type="float">
            <text:p>13104</text:p>
          </table:table-cell>
          <table:table-cell office:value-type="float" office:value="11818" calcext:value-type="float">
            <text:p>11818</text:p>
          </table:table-cell>
          <table:table-cell office:value-type="float" office:value="15227" calcext:value-type="float">
            <text:p>15227</text:p>
          </table:table-cell>
          <table:table-cell office:value-type="float" office:value="11687" calcext:value-type="float">
            <text:p>11687</text:p>
          </table:table-cell>
          <table:table-cell office:value-type="float" office:value="11856" calcext:value-type="float">
            <text:p>11856</text:p>
          </table:table-cell>
          <table:table-cell office:value-type="float" office:value="11677" calcext:value-type="float">
            <text:p>11677</text:p>
          </table:table-cell>
          <table:table-cell office:value-type="float" office:value="11585" calcext:value-type="float">
            <text:p>11585</text:p>
          </table:table-cell>
          <table:table-cell office:value-type="float" office:value="11621" calcext:value-type="float">
            <text:p>11621</text:p>
          </table:table-cell>
          <table:table-cell office:value-type="float" office:value="11573" calcext:value-type="float">
            <text:p>11573</text:p>
          </table:table-cell>
          <table:table-cell office:value-type="float" office:value="11721" calcext:value-type="float">
            <text:p>11721</text:p>
          </table:table-cell>
          <table:table-cell table:style-name="ce8" table:formula="of:=GEOMEAN([.C12:.L12])" office:value-type="float" office:value="12142.510539507" calcext:value-type="float">
            <text:p>12142,510539507</text:p>
          </table:table-cell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10316" calcext:value-type="float">
            <text:p>10316</text:p>
          </table:table-cell>
          <table:table-cell office:value-type="float" office:value="7021" calcext:value-type="float">
            <text:p>7021</text:p>
          </table:table-cell>
          <table:table-cell office:value-type="float" office:value="7010" calcext:value-type="float">
            <text:p>7010</text:p>
          </table:table-cell>
          <table:table-cell office:value-type="float" office:value="7055" calcext:value-type="float">
            <text:p>7055</text:p>
          </table:table-cell>
          <table:table-cell office:value-type="float" office:value="7039" calcext:value-type="float">
            <text:p>7039</text:p>
          </table:table-cell>
          <table:table-cell office:value-type="float" office:value="7063" calcext:value-type="float">
            <text:p>7063</text:p>
          </table:table-cell>
          <table:table-cell office:value-type="float" office:value="7015" calcext:value-type="float">
            <text:p>7015</text:p>
          </table:table-cell>
          <table:table-cell office:value-type="float" office:value="7113" calcext:value-type="float">
            <text:p>7113</text:p>
          </table:table-cell>
          <table:table-cell office:value-type="float" office:value="8257" calcext:value-type="float">
            <text:p>8257</text:p>
          </table:table-cell>
          <table:table-cell office:value-type="float" office:value="7119" calcext:value-type="float">
            <text:p>7119</text:p>
          </table:table-cell>
          <table:table-cell office:value-type="float" office:value="7090" calcext:value-type="float">
            <text:p>7090</text:p>
          </table:table-cell>
          <table:table-cell table:style-name="ce8" table:formula="of:=GEOMEAN([.C13:.L13])" office:value-type="float" office:value="7169.81942204592" calcext:value-type="float">
            <text:p>7169,8194220459</text:p>
          </table:table-cell>
        </table:table-row>
        <table:table-row table:style-name="ro2">
          <table:table-cell office:value-type="string" calcext:value-type="string">
            <text:p>popcount3</text:p>
          </table:table-cell>
          <table:table-cell table:number-columns-repeated="11"/>
          <table:table-cell table:style-name="ce8" table:formula="of:=GEOMEAN([.C14:.L14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4</text:p>
          </table:table-cell>
          <table:table-cell table:number-columns-repeated="11"/>
          <table:table-cell table:style-name="ce8" table:formula="of:=GEOMEAN([.C15:.L15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5</text:p>
          </table:table-cell>
          <table:table-cell table:number-columns-repeated="11"/>
          <table:table-cell table:style-name="ce8" table:formula="of:=GEOMEAN([.C16:.L16])" office:value-type="string" office:string-value="" calcext:value-type="error">
            <text:p>#VALOR!</text:p>
          </table:table-cell>
        </table:table-row>
        <table:table-row table:style-name="ro2">
          <table:table-cell table:style-name="ce2" office:value-type="string" calcext:value-type="string">
            <text:p>Optimizacion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38601" calcext:value-type="float">
            <text:p>38601</text:p>
          </table:table-cell>
          <table:table-cell office:value-type="float" office:value="12456" calcext:value-type="float">
            <text:p>12456</text:p>
          </table:table-cell>
          <table:table-cell office:value-type="float" office:value="12240" calcext:value-type="float">
            <text:p>12240</text:p>
          </table:table-cell>
          <table:table-cell office:value-type="float" office:value="12825" calcext:value-type="float">
            <text:p>12825</text:p>
          </table:table-cell>
          <table:table-cell office:value-type="float" office:value="12100" calcext:value-type="float">
            <text:p>12100</text:p>
          </table:table-cell>
          <table:table-cell office:value-type="float" office:value="12395" calcext:value-type="float">
            <text:p>12395</text:p>
          </table:table-cell>
          <table:table-cell office:value-type="float" office:value="11836" calcext:value-type="float">
            <text:p>11836</text:p>
          </table:table-cell>
          <table:table-cell office:value-type="float" office:value="11695" calcext:value-type="float">
            <text:p>11695</text:p>
          </table:table-cell>
          <table:table-cell office:value-type="float" office:value="13130" calcext:value-type="float">
            <text:p>13130</text:p>
          </table:table-cell>
          <table:table-cell office:value-type="float" office:value="11973" calcext:value-type="float">
            <text:p>11973</text:p>
          </table:table-cell>
          <table:table-cell office:value-type="float" office:value="11608" calcext:value-type="float">
            <text:p>11608</text:p>
          </table:table-cell>
          <table:table-cell table:style-name="ce8" table:formula="of:=GEOMEAN([.C18:.L18])" office:value-type="float" office:value="12217.095207145" calcext:value-type="float">
            <text:p>12217,095207145</text:p>
          </table:table-cell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10470" calcext:value-type="float">
            <text:p>10470</text:p>
          </table:table-cell>
          <table:table-cell office:value-type="float" office:value="7503" calcext:value-type="float">
            <text:p>7503</text:p>
          </table:table-cell>
          <table:table-cell office:value-type="float" office:value="8156" calcext:value-type="float">
            <text:p>8156</text:p>
          </table:table-cell>
          <table:table-cell office:value-type="float" office:value="7185" calcext:value-type="float">
            <text:p>7185</text:p>
          </table:table-cell>
          <table:table-cell office:value-type="float" office:value="8451" calcext:value-type="float">
            <text:p>8451</text:p>
          </table:table-cell>
          <table:table-cell office:value-type="float" office:value="7221" calcext:value-type="float">
            <text:p>7221</text:p>
          </table:table-cell>
          <table:table-cell office:value-type="float" office:value="7153" calcext:value-type="float">
            <text:p>7153</text:p>
          </table:table-cell>
          <table:table-cell office:value-type="float" office:value="7176" calcext:value-type="float">
            <text:p>7176</text:p>
          </table:table-cell>
          <table:table-cell office:value-type="float" office:value="7740" calcext:value-type="float">
            <text:p>7740</text:p>
          </table:table-cell>
          <table:table-cell office:value-type="float" office:value="7189" calcext:value-type="float">
            <text:p>7189</text:p>
          </table:table-cell>
          <table:table-cell office:value-type="float" office:value="7425" calcext:value-type="float">
            <text:p>7425</text:p>
          </table:table-cell>
          <table:table-cell table:style-name="ce8" table:formula="of:=GEOMEAN([.C19:.L19])" office:value-type="float" office:value="7507.78961134705" calcext:value-type="float">
            <text:p>7507,7896113471</text:p>
          </table:table-cell>
        </table:table-row>
        <table:table-row table:style-name="ro2">
          <table:table-cell office:value-type="string" calcext:value-type="string">
            <text:p>popcount3</text:p>
          </table:table-cell>
          <table:table-cell table:number-columns-repeated="11"/>
          <table:table-cell table:style-name="ce8" table:formula="of:=GEOMEAN([.C20:.L20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4</text:p>
          </table:table-cell>
          <table:table-cell table:number-columns-repeated="11"/>
          <table:table-cell table:style-name="ce8" table:formula="of:=GEOMEAN([.C21:.L21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5</text:p>
          </table:table-cell>
          <table:table-cell table:number-columns-repeated="11"/>
          <table:table-cell table:style-name="ce8" table:formula="of:=GEOMEAN([.C22:.L22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-O1</text:p>
          </table:table-cell>
          <table:table-cell office:value-type="string" calcext:value-type="string">
            <text:p>-O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pcount1</text:p>
          </table:table-cell>
          <table:table-cell table:formula="of:=[.M6]" office:value-type="float" office:value="69091.7916718918" calcext:value-type="float">
            <text:p>69091,7916718918</text:p>
          </table:table-cell>
          <table:table-cell table:formula="of:=[.M12]" office:value-type="float" office:value="12142.510539507" calcext:value-type="float">
            <text:p>12142,510539507</text:p>
          </table:table-cell>
          <table:table-cell table:formula="of:=[.M18]" office:value-type="float" office:value="12217.095207145" calcext:value-type="float">
            <text:p>12217,09520714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pcount2</text:p>
          </table:table-cell>
          <table:table-cell table:formula="of:=[.M7]" office:value-type="float" office:value="37222.8832644275" calcext:value-type="float">
            <text:p>37222,8832644275</text:p>
          </table:table-cell>
          <table:table-cell table:formula="of:=[.M13]" office:value-type="float" office:value="7169.81942204592" calcext:value-type="float">
            <text:p>7169,8194220459</text:p>
          </table:table-cell>
          <table:table-cell table:formula="of:=[.M19]" office:value-type="float" office:value="7507.78961134705" calcext:value-type="float">
            <text:p>7507,789611347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pcount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opcount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opcount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1:57:55.1251230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9:23.688327717</meta:creation-date>
    <dc:date>2017-11-15T12:01:00.580340367</dc:date>
    <meta:editing-duration>PT6M34S</meta:editing-duration>
    <meta:editing-cycles>2</meta:editing-cycles>
    <meta:generator>LibreOffice/5.1.6.2$Linux_X86_64 LibreOffice_project/10m0$Build-2</meta:generator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0" chart:style-name="ch1">
        <chart:legend chart:legend-position="end" svg:x="13.657cm" svg:y="3.952cm" style:legend-expansion="high" chart:style-name="ch2"/>
        <chart:plot-area chart:style-name="ch3" table:cell-range-address="Hoja1.B23:Hoja1.D24 Hoja1.A25:Hoja1.D25 Hoja1.A24:Hoja1.A24" chart:data-source-has-labels="both" svg:x="0.32cm" svg:y="0.18cm" svg:width="13.01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44cm" svg:y="0.18cm" svg:width="10.627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23:Hoja1.D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25:Hoja1.D25" chart:label-cell-address="Hoja1.A25:Hoja1.A25" chart:class="chart:bar">
            <chart:data-point chart:repeated="3"/>
          </chart:series>
          <chart:series chart:style-name="ch8" chart:values-cell-range-address="Hoja1.B24:Hoja1.D24" chart:label-cell-address="Hoja1.A24:Hoja1.A2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Hoja1.B23:Hoja1.D23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opcount2</text:p>
                <draw:g>
                  <svg:desc>Hoja1.A25:Hoja1.A25</svg:desc>
                </draw:g>
              </table:table-cell>
              <table:table-cell office:value-type="float" office:value="37222.8832644275">
                <text:p>37222.8832644275</text:p>
                <draw:g>
                  <svg:desc>Hoja1.B25:Hoja1.D25</svg:desc>
                </draw:g>
              </table:table-cell>
              <table:table-cell office:value-type="float" office:value="7169.81942204592">
                <text:p>7169.81942204592</text:p>
              </table:table-cell>
              <table:table-cell office:value-type="float" office:value="7507.78961134705">
                <text:p>7507.78961134705</text:p>
              </table:table-cell>
            </table:table-row>
            <table:table-row>
              <table:table-cell office:value-type="string">
                <text:p>popcount1</text:p>
                <draw:g>
                  <svg:desc>Hoja1.A24:Hoja1.A24</svg:desc>
                </draw:g>
              </table:table-cell>
              <table:table-cell office:value-type="float" office:value="69091.7916718918">
                <text:p>69091.7916718918</text:p>
                <draw:g>
                  <svg:desc>Hoja1.B24:Hoja1.D24</svg:desc>
                </draw:g>
              </table:table-cell>
              <table:table-cell office:value-type="float" office:value="12142.510539507">
                <text:p>12142.510539507</text:p>
              </table:table-cell>
              <table:table-cell office:value-type="float" office:value="12217.095207145">
                <text:p>12217.095207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